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Z UDMincho Medium" svg:font-family="'BIZ UDMincho Medium'"/>
    <style:font-face style:name="Times New Roman" svg:font-family="'Times New Roman'" style:font-family-generic="roman"/>
    <style:font-face style:name="Arial1" svg:font-family="Arial" style:font-family-generic="swiss"/>
    <style:font-face style:name="Arial" svg:font-family="Arial" style:font-family-generic="system" style:font-pitch="variable"/>
  </office:font-face-decls>
  <office:automatic-styles>
    <style:style style:name="P1" style:family="paragraph" style:parent-style-name="Standard">
      <style:text-properties officeooo:rsid="000eacb8" officeooo:paragraph-rsid="000d894a"/>
    </style:style>
    <style:style style:name="T1" style:family="text">
      <style:text-properties officeooo:rsid="000d894a"/>
    </style:style>
    <style:style style:name="T2" style:family="text">
      <style:text-properties officeooo:rsid="000f3e33"/>
    </style:style>
    <style:style style:name="T3" style:family="text">
      <style:text-properties fo:font-style="italic" officeooo:rsid="000f3e33" style:font-style-asian="italic" style:font-style-complex="italic"/>
    </style:style>
    <style:style style:name="T4" style:family="text">
      <style:text-properties fo:font-style="italic" officeooo:rsid="001265a8" style:font-style-asian="italic" style:font-style-complex="italic"/>
    </style:style>
    <style:style style:name="T5" style:family="text">
      <style:text-properties fo:font-style="normal" officeooo:rsid="000f3e33" style:font-style-asian="normal" style:font-style-complex="normal"/>
    </style:style>
    <style:style style:name="T6" style:family="text">
      <style:text-properties fo:font-style="normal" officeooo:rsid="0010e29f" style:font-style-asian="normal" style:font-style-complex="normal"/>
    </style:style>
    <style:style style:name="T7" style:family="text">
      <style:text-properties fo:font-style="normal" officeooo:rsid="001265a8" style:font-style-asian="normal" style:font-style-complex="normal"/>
    </style:style>
    <style:style style:name="T8" style:family="text">
      <style:text-properties fo:font-style="normal" officeooo:rsid="0012b705" style:font-style-asian="normal" style:font-style-complex="normal"/>
    </style:style>
    <style:style style:name="T9" style:family="text">
      <style:text-properties fo:font-style="normal" officeooo:rsid="001534e6" style:font-style-asian="normal" style:font-style-complex="normal"/>
    </style:style>
    <style:style style:name="T10" style:family="text">
      <style:text-properties fo:font-style="normal" officeooo:rsid="0017228f"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r Hastings</text:p>
      <text:p text:style-name="P1">May <text:span text:style-name="T1">11</text:span>, 2021</text:p>
      <text:p text:style-name="P1">Foundations of Programming: Python</text:p>
      <text:p text:style-name="P1">Assignment #<text:span text:style-name="T1">5</text:span></text:p>
      <text:p text:style-name="P1">https://github.com/cmhast/IntroToProg-Python</text:p>
      <text:p text:style-name="P1"/>
      <text:p text:style-name="P1"/>
      <text:p text:style-name="P1"><text:tab/><text:span text:style-name="T1">This assignment was an interesting extension of the previous, introducing the idea of reading in and modifying previous written data. It was fairly straightforward however, with only a couple dead ends and odd choices.</text:span></text:p>
      <text:p text:style-name="P1"/>
      <text:p text:style-name="P1"><text:tab/><text:span text:style-name="T1">It is somewhat amusing, though not especially important, that despite what I said in an earlier assignment, I never did end up opening a file in ‘a’ mode. In this case opening first in ‘r’, then later returning to ‘w.’ This does seem to be the best way to handle things though, conveniently handling removing and modifying entries that were already on the list beforehand.</text:span></text:p>
      <text:p text:style-name="P1"/>
      <text:p text:style-name="P1"><text:tab/><text:span text:style-name="T1">In testing, I ran into a FileNotFoundError when attempting to open the .txt file for reading when it did not exist. Introducing a try statement to allow things to procede in that case seemed like the best solution. </text:span><text:span text:style-name="T2">An alternative possibility could be to place the entire rest of the script within the try statement, causing it to not continue if the to do list file doesn’t already exist. I felt allowing a list to be created made more sense, though it does potentially introduce somewhat more danger if the list </text:span><text:span text:style-name="T3">should</text:span><text:span text:style-name="T5"> already exist and some deeper issue prevented Python from properly finding and opening it. But I felt the best choice was giving the user a warning and allowing them to decide whether to continue or quickly exit to figure out what happened.</text:span></text:p>
      <text:p text:style-name="P1"><text:span text:style-name="T5"/></text:p>
      <text:p text:style-name="P1"><text:span text:style-name="T5"><text:tab/>The structure of the to do list within the script was also odd, in my opinion. It seems the intent was to structure each “row” of the list as a dictionary in a form like {task:cleaning, priority:high}, which is an odd choice when something like {cleaning:high} works. Instead of having a list of dictionaries, with uneceassary repetition of “task” and “priority,” it ought to be structured as a single dictionary. There is no real loss in changing to that model, it would reduce redundancy, and </text:span><text:span text:style-name="T6">it would </text:span><text:span text:style-name="T5">make some parts of the script (such as removing an entry) simpler.</text:span></text:p>
      <text:p text:style-name="P1"><text:span text:style-name="T5"/></text:p>
      <text:p text:style-name="P1"><text:span text:style-name="T5"><text:tab/></text:span><text:span text:style-name="T7">I also added a prompt giving the user the option to save after they choose to exit. More additions that would make sense there would include asking for confirmation that the user wants to exit and having some method of tracking whether there had been any changes made since the last time the data was saved (so as to avoid prompting the user to save when there was nothing new </text:span><text:span text:style-name="T4">to</text:span><text:span text:style-name="T7"> save). </text:span><text:span text:style-name="T8">The latter could be done with a boolean variable that is set to True when a change is made, and False when the list is saved.</text:span></text:p>
      <text:p text:style-name="P1"><text:span text:style-name="T8"/></text:p>
      <text:p text:style-name="P1"><text:span text:style-name="T8"><text:tab/></text:span><text:span text:style-name="T9">For a time, I had the section devoted to adding an entry structured differently. I prompted the user for both the task and its priority before checking against the list to see if that task was already on it. In testing I found this odd, and so changed it. Having both inputs before the checking made it impossible to have the second input() statement directly within the .append(). Thus I had a somewhat more complicated set-up, using a list to hold the two inputs rather than storing the first (task) input in strChoice. I was pleased that the change not only made the flow of the program better in a UX sense, but also allowed me to avoid having to use a new variable just for that one purpose.</text:span></text:p>
      <text:p text:style-name="P1"><text:span text:style-name="T9"/></text:p>
      <text:p text:style-name="P1"><text:span text:style-name="T9"><text:tab/>On the whole I found some elements of how the script was structured to be odd. While I (mostly) followed the structure as it was presented, there is at least one thing I would significantly </text:span><text:soft-page-break/><text:span text:style-name="T9">rework if I were to sit down and do a full and comprehensive revision. Beyond that, there is some room to expand things, adding little bits of functionality that I feel would be genuinely useful without falling </text:span><text:span text:style-name="T10">too worryingly</text:span><text:span text:style-name="T9"> into feature cree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Z UDMincho Medium" svg:font-family="'BIZ UDMincho Medium'"/>
    <style:font-face style:name="Times New Roman" svg:font-family="'Times New Roman'" style:font-family-generic="roman"/>
    <style:font-face style:name="Arial1" svg:font-family="Arial" style:font-family-generic="swiss"/>
    <style:font-face style:name="Arial"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BIZ UDMincho Medium"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BIZ UDMincho Medium"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BIZ UDMincho Medium" style:font-family-asian="'BIZ UDMincho Medium'"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name-asian="BIZ UDMincho Medium" style:font-family-asian="'BIZ UDMincho Medium'"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name-asian="BIZ UDMincho Medium" style:font-family-asian="'BIZ UDMincho Medium'"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BIZ UDMincho Medium" style:font-family-asian="'BIZ UDMincho Medium'"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20:59:40.590000000</meta:creation-date>
    <meta:generator>LibreOffice/7.0.5.2$Windows_X86_64 LibreOffice_project/64390860c6cd0aca4beafafcfd84613dd9dfb63a</meta:generator>
    <dc:date>2021-05-11T21:58:39.665000000</dc:date>
    <meta:editing-duration>PT32M54S</meta:editing-duration>
    <meta:editing-cycles>8</meta:editing-cycles>
    <meta:document-statistic meta:table-count="0" meta:image-count="0" meta:object-count="0" meta:page-count="2" meta:paragraph-count="12" meta:word-count="648" meta:character-count="3693" meta:non-whitespace-character-count="3050"/>
  </office:meta>
</office:document-meta>
</file>